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T = 150" draw:style-name="gr1" draw:text-style-name="P1" svg:width="21.927cm" svg:height="13.052cm" svg:x="0.127cm" svg:y="0.447cm">
            <draw:object draw:notify-on-update-of-ranges="Sheet1.B1:Sheet1.B1 Sheet1.B2:Sheet1.B61 Sheet1.C1:Sheet1.C1 Sheet1.C2:Sheet1.C61 Sheet1.D1:Sheet1.D1 Sheet1.D2:Sheet1.D61 Sheet1.E1:Sheet1.E1 Sheet1.E2:Sheet1.E61 Sheet1.F1:Sheet1.F1 Sheet1.F2:Sheet1.F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 idea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2.309" calcext:value-type="float">
            <text:p>12.309</text:p>
          </table:table-cell>
          <table:table-cell table:number-columns-repeated="3"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6.1543" calcext:value-type="float">
            <text:p>6.1543</text:p>
          </table:table-cell>
          <table:table-cell table:number-columns-repeated="3" office:value-type="float" office:value="6.0754" calcext:value-type="float">
            <text:p>6.07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4.1029" calcext:value-type="float">
            <text:p>4.1029</text:p>
          </table:table-cell>
          <table:table-cell table:number-columns-repeated="3" office:value-type="float" office:value="4.0235" calcext:value-type="float">
            <text:p>4.02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3.0772" calcext:value-type="float">
            <text:p>3.0772</text:p>
          </table:table-cell>
          <table:table-cell table:number-columns-repeated="3" office:value-type="float" office:value="2.9974" calcext:value-type="float">
            <text:p>2.9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.4617" calcext:value-type="float">
            <text:p>2.4617</text:p>
          </table:table-cell>
          <table:table-cell table:number-columns-repeated="3" office:value-type="float" office:value="2.3815" calcext:value-type="float">
            <text:p>2.38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2.0514" calcext:value-type="float">
            <text:p>2.0514</text:p>
          </table:table-cell>
          <table:table-cell table:number-columns-repeated="3" office:value-type="float" office:value="1.9707" calcext:value-type="float">
            <text:p>1.9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1.7584" calcext:value-type="float">
            <text:p>1.7584</text:p>
          </table:table-cell>
          <table:table-cell table:number-columns-repeated="3" office:value-type="float" office:value="1.6772" calcext:value-type="float">
            <text:p>1.67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1.5386" calcext:value-type="float">
            <text:p>1.5386</text:p>
          </table:table-cell>
          <table:table-cell table:number-columns-repeated="3" office:value-type="float" office:value="1.4569" calcext:value-type="float">
            <text:p>1.45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.3676" calcext:value-type="float">
            <text:p>1.3676</text:p>
          </table:table-cell>
          <table:table-cell table:number-columns-repeated="3" office:value-type="float" office:value="1.2854" calcext:value-type="float">
            <text:p>1.2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.2309" calcext:value-type="float">
            <text:p>1.2309</text:p>
          </table:table-cell>
          <table:table-cell table:number-columns-repeated="3" office:value-type="float" office:value="1.1481" calcext:value-type="float">
            <text:p>1.14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1.119" calcext:value-type="float">
            <text:p>1.119</text:p>
          </table:table-cell>
          <table:table-cell table:number-columns-repeated="3" office:value-type="float" office:value="1.0357" calcext:value-type="float">
            <text:p>1.03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1.0257" calcext:value-type="float">
            <text:p>1.0257</text:p>
          </table:table-cell>
          <table:table-cell table:number-columns-repeated="3" office:value-type="float" office:value="0.94192" calcext:value-type="float">
            <text:p>0.941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0.94682" calcext:value-type="float">
            <text:p>0.94682</text:p>
          </table:table-cell>
          <table:table-cell table:number-columns-repeated="3" office:value-type="float" office:value="0.86245" calcext:value-type="float">
            <text:p>0.862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0.87919" calcext:value-type="float">
            <text:p>0.87919</text:p>
          </table:table-cell>
          <table:table-cell table:number-columns-repeated="3" office:value-type="float" office:value="0.79424" calcext:value-type="float">
            <text:p>0.794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.82058" calcext:value-type="float">
            <text:p>0.82058</text:p>
          </table:table-cell>
          <table:table-cell table:number-columns-repeated="3" office:value-type="float" office:value="0.73503" calcext:value-type="float">
            <text:p>0.735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0.76929" calcext:value-type="float">
            <text:p>0.76929</text:p>
          </table:table-cell>
          <table:table-cell table:number-columns-repeated="3" office:value-type="float" office:value="0.68313" calcext:value-type="float">
            <text:p>0.683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0.72404" calcext:value-type="float">
            <text:p>0.72404</text:p>
          </table:table-cell>
          <table:table-cell table:number-columns-repeated="3" office:value-type="float" office:value="0.63724" calcext:value-type="float">
            <text:p>0.637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0.68381" calcext:value-type="float">
            <text:p>0.68381</text:p>
          </table:table-cell>
          <table:table-cell table:number-columns-repeated="3" office:value-type="float" office:value="0.59636" calcext:value-type="float">
            <text:p>0.596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0.64782" calcext:value-type="float">
            <text:p>0.64782</text:p>
          </table:table-cell>
          <table:table-cell table:number-columns-repeated="3" office:value-type="float" office:value="0.55969" calcext:value-type="float">
            <text:p>0.559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0.61543" calcext:value-type="float">
            <text:p>0.61543</text:p>
          </table:table-cell>
          <table:table-cell table:number-columns-repeated="3" office:value-type="float" office:value="0.52659" calcext:value-type="float">
            <text:p>0.52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office:value-type="float" office:value="0.58613" calcext:value-type="float">
            <text:p>0.58613</text:p>
          </table:table-cell>
          <table:table-cell table:number-columns-repeated="3" office:value-type="float" office:value="0.49656" calcext:value-type="float">
            <text:p>0.496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0.55949" calcext:value-type="float">
            <text:p>0.55949</text:p>
          </table:table-cell>
          <table:table-cell table:number-columns-repeated="3" office:value-type="float" office:value="0.46916" calcext:value-type="float">
            <text:p>0.46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0.53516" calcext:value-type="float">
            <text:p>0.53516</text:p>
          </table:table-cell>
          <table:table-cell table:number-columns-repeated="3" office:value-type="float" office:value="0.44405" calcext:value-type="float">
            <text:p>0.444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0.51286" calcext:value-type="float">
            <text:p>0.51286</text:p>
          </table:table-cell>
          <table:table-cell table:number-columns-repeated="3" office:value-type="float" office:value="0.42093" calcext:value-type="float">
            <text:p>0.420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0.49235" calcext:value-type="float">
            <text:p>0.49235</text:p>
          </table:table-cell>
          <table:table-cell table:number-columns-repeated="3" office:value-type="float" office:value="0.39956" calcext:value-type="float">
            <text:p>0.399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0.47341" calcext:value-type="float">
            <text:p>0.47341</text:p>
          </table:table-cell>
          <table:table-cell table:number-columns-repeated="3" office:value-type="float" office:value="0.37973" calcext:value-type="float">
            <text:p>0.37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float" office:value="0.45588" calcext:value-type="float">
            <text:p>0.45588</text:p>
          </table:table-cell>
          <table:table-cell table:number-columns-repeated="3" office:value-type="float" office:value="0.36127" calcext:value-type="float">
            <text:p>0.361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float" office:value="0.4396" calcext:value-type="float">
            <text:p>0.4396</text:p>
          </table:table-cell>
          <table:table-cell table:number-columns-repeated="3" office:value-type="float" office:value="0.34401" calcext:value-type="float">
            <text:p>0.34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.42444" calcext:value-type="float">
            <text:p>0.42444</text:p>
          </table:table-cell>
          <table:table-cell table:number-columns-repeated="3" office:value-type="float" office:value="0.32782" calcext:value-type="float">
            <text:p>0.327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0.41029" calcext:value-type="float">
            <text:p>0.41029</text:p>
          </table:table-cell>
          <table:table-cell table:number-columns-repeated="3" office:value-type="float" office:value="0.31259" calcext:value-type="float">
            <text:p>0.312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0.39705" calcext:value-type="float">
            <text:p>0.39705</text:p>
          </table:table-cell>
          <table:table-cell table:number-columns-repeated="3" office:value-type="float" office:value="0.29821" calcext:value-type="float">
            <text:p>0.298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0.38465" calcext:value-type="float">
            <text:p>0.38465</text:p>
          </table:table-cell>
          <table:table-cell table:number-columns-repeated="3" office:value-type="float" office:value="0.28459" calcext:value-type="float">
            <text:p>0.284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0.37299" calcext:value-type="float">
            <text:p>0.37299</text:p>
          </table:table-cell>
          <table:table-cell table:number-columns-repeated="3" office:value-type="float" office:value="0.27164" calcext:value-type="float">
            <text:p>0.27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0.36202" calcext:value-type="float">
            <text:p>0.36202</text:p>
          </table:table-cell>
          <table:table-cell table:number-columns-repeated="3" office:value-type="float" office:value="0.25929" calcext:value-type="float">
            <text:p>0.259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0.35168" calcext:value-type="float">
            <text:p>0.35168</text:p>
          </table:table-cell>
          <table:table-cell table:number-columns-repeated="3" office:value-type="float" office:value="0.24746" calcext:value-type="float">
            <text:p>0.24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0.34191" calcext:value-type="float">
            <text:p>0.34191</text:p>
          </table:table-cell>
          <table:table-cell table:number-columns-repeated="3" office:value-type="float" office:value="0.23609" calcext:value-type="float">
            <text:p>0.236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0.33267" calcext:value-type="float">
            <text:p>0.33267</text:p>
          </table:table-cell>
          <table:table-cell table:number-columns-repeated="3" office:value-type="float" office:value="0.22511" calcext:value-type="float">
            <text:p>0.225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float" office:value="0.32391" calcext:value-type="float">
            <text:p>0.32391</text:p>
          </table:table-cell>
          <table:table-cell table:number-columns-repeated="3" office:value-type="float" office:value="0.21445" calcext:value-type="float">
            <text:p>0.21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0.31561" calcext:value-type="float">
            <text:p>0.31561</text:p>
          </table:table-cell>
          <table:table-cell table:number-columns-repeated="3" office:value-type="float" office:value="0.20403" calcext:value-type="float">
            <text:p>0.204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0.30772" calcext:value-type="float">
            <text:p>0.30772</text:p>
          </table:table-cell>
          <table:table-cell table:number-columns-repeated="3" office:value-type="float" office:value="0.19376" calcext:value-type="float">
            <text:p>0.193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" calcext:value-type="float">
            <text:p>41</text:p>
          </table:table-cell>
          <table:table-cell office:value-type="float" office:value="0.30021" calcext:value-type="float">
            <text:p>0.30021</text:p>
          </table:table-cell>
          <table:table-cell table:number-columns-repeated="3" office:value-type="float" office:value="0.18355" calcext:value-type="float">
            <text:p>0.18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0.29306" calcext:value-type="float">
            <text:p>0.29306</text:p>
          </table:table-cell>
          <table:table-cell table:number-columns-repeated="3" office:value-type="float" office:value="0.17323" calcext:value-type="float">
            <text:p>0.17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0.28625" calcext:value-type="float">
            <text:p>0.28625</text:p>
          </table:table-cell>
          <table:table-cell table:number-columns-repeated="3" office:value-type="float" office:value="0.16256" calcext:value-type="float">
            <text:p>0.16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float" office:value="0.27974" calcext:value-type="float">
            <text:p>0.27974</text:p>
          </table:table-cell>
          <table:table-cell table:number-columns-repeated="3" office:value-type="float" office:value="0.15109" calcext:value-type="float">
            <text:p>0.15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0.27353" calcext:value-type="float">
            <text:p>0.27353</text:p>
          </table:table-cell>
          <table:table-cell office:value-type="float" office:value="0.076919" calcext:value-type="float">
            <text:p>0.076919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13751" calcext:value-type="float">
            <text:p>0.137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 office:value-type="float" office:value="0.26758" calcext:value-type="float">
            <text:p>0.26758</text:p>
          </table:table-cell>
          <table:table-cell table:number-columns-repeated="3" office:value-type="float" office:value="0.072841" calcext:value-type="float">
            <text:p>0.0728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" calcext:value-type="float">
            <text:p>47</text:p>
          </table:table-cell>
          <table:table-cell office:value-type="float" office:value="0.26189" calcext:value-type="float">
            <text:p>0.26189</text:p>
          </table:table-cell>
          <table:table-cell table:number-columns-repeated="3" office:value-type="float" office:value="0.070649" calcext:value-type="float">
            <text:p>0.0706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float" office:value="0.25643" calcext:value-type="float">
            <text:p>0.25643</text:p>
          </table:table-cell>
          <table:table-cell table:number-columns-repeated="3" office:value-type="float" office:value="0.069085" calcext:value-type="float">
            <text:p>0.069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float" office:value="0.2512" calcext:value-type="float">
            <text:p>0.2512</text:p>
          </table:table-cell>
          <table:table-cell table:number-columns-repeated="3" office:value-type="float" office:value="0.067855" calcext:value-type="float">
            <text:p>0.0678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.24617" calcext:value-type="float">
            <text:p>0.24617</text:p>
          </table:table-cell>
          <table:table-cell table:number-columns-repeated="3" office:value-type="float" office:value="0.066836" calcext:value-type="float">
            <text:p>0.0668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  <table:table-cell office:value-type="float" office:value="0.24135" calcext:value-type="float">
            <text:p>0.24135</text:p>
          </table:table-cell>
          <table:table-cell table:number-columns-repeated="3" office:value-type="float" office:value="0.065963" calcext:value-type="float">
            <text:p>0.0659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  <table:table-cell office:value-type="float" office:value="0.23671" calcext:value-type="float">
            <text:p>0.23671</text:p>
          </table:table-cell>
          <table:table-cell table:number-columns-repeated="3" office:value-type="float" office:value="0.065198" calcext:value-type="float">
            <text:p>0.0651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" calcext:value-type="float">
            <text:p>53</text:p>
          </table:table-cell>
          <table:table-cell office:value-type="float" office:value="0.23224" calcext:value-type="float">
            <text:p>0.23224</text:p>
          </table:table-cell>
          <table:table-cell table:number-columns-repeated="3" office:value-type="float" office:value="0.064517" calcext:value-type="float">
            <text:p>0.0645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 office:value-type="float" office:value="0.22794" calcext:value-type="float">
            <text:p>0.22794</text:p>
          </table:table-cell>
          <table:table-cell table:number-columns-repeated="3" office:value-type="float" office:value="0.063903" calcext:value-type="float">
            <text:p>0.0639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0.22379" calcext:value-type="float">
            <text:p>0.22379</text:p>
          </table:table-cell>
          <table:table-cell table:number-columns-repeated="3" office:value-type="float" office:value="0.063343" calcext:value-type="float">
            <text:p>0.0633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float" office:value="0.2198" calcext:value-type="float">
            <text:p>0.2198</text:p>
          </table:table-cell>
          <table:table-cell table:number-columns-repeated="3" office:value-type="float" office:value="0.062829" calcext:value-type="float">
            <text:p>0.0628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0.21594" calcext:value-type="float">
            <text:p>0.21594</text:p>
          </table:table-cell>
          <table:table-cell table:number-columns-repeated="3" office:value-type="float" office:value="0.062353" calcext:value-type="float">
            <text:p>0.0623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 office:value-type="float" office:value="0.21222" calcext:value-type="float">
            <text:p>0.21222</text:p>
          </table:table-cell>
          <table:table-cell table:number-columns-repeated="3" office:value-type="float" office:value="0.06191" calcext:value-type="float">
            <text:p>0.06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9" calcext:value-type="float">
            <text:p>59</text:p>
          </table:table-cell>
          <table:table-cell office:value-type="float" office:value="0.20862" calcext:value-type="float">
            <text:p>0.20862</text:p>
          </table:table-cell>
          <table:table-cell table:number-columns-repeated="3" office:value-type="float" office:value="0.061496" calcext:value-type="float">
            <text:p>0.061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20514" calcext:value-type="float">
            <text:p>0.20514</text:p>
          </table:table-cell>
          <table:table-cell table:number-columns-repeated="3" office:value-type="float" office:value="0.061108" calcext:value-type="float">
            <text:p>0.061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McGrath</meta:initial-creator>
    <meta:creation-date>2014-02-18T18:55:08.794872290</meta:creation-date>
    <dc:date>2014-02-18T18:58:12.473579089</dc:date>
    <dc:creator>Tom McGrath</dc:creator>
    <meta:editing-duration>PT2M22S</meta:editing-duration>
    <meta:editing-cycles>4</meta:editing-cycles>
    <meta:generator>LibreOffice/4.1.3.2$Linux_X86_64 LibreOffice_project/410m0$Build-2</meta:generator>
    <meta:document-statistic meta:table-count="1" meta:cell-count="3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28cm" svg:height="13.053cm" xlink:href=".." xlink:type="simple" chart:class="chart:line" chart:style-name="ch1">
        <chart:title svg:x="9.994cm" svg:y="0.397cm" chart:style-name="ch2">
          <text:p>T = 150K</text:p>
        </chart:title>
        <chart:legend chart:legend-position="end" svg:x="19.526cm" svg:y="5.48cm" style:legend-expansion="high" chart:style-name="ch3"/>
        <chart:plot-area chart:style-name="ch4" table:cell-range-address="Sheet1.B1:Sheet1.F61" chart:data-source-has-labels="both" svg:x="0.888cm" svg:y="1.985cm" svg:width="17.762cm" svg:height="10.387cm">
          <chartooo:coordinate-region svg:x="1.509cm" svg:y="2.185cm" svg:width="16.954cm" svg:height="9.142cm"/>
          <chart:axis chart:dimension="x" chart:name="primary-x" chart:style-name="ch5" chartooo:axis-type="auto">
            <chartooo:date-scale/>
            <chart:categories table:cell-range-address="Sheet1.B2:Sheet1.B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61" chart:label-cell-address="Sheet1.C1:Sheet1.C1" chart:class="chart:line">
            <chart:data-point chart:repeated="60"/>
          </chart:series>
          <chart:series chart:style-name="ch8" chart:values-cell-range-address="Sheet1.D2:Sheet1.D61" chart:label-cell-address="Sheet1.D1:Sheet1.D1" chart:class="chart:line">
            <chart:data-point chart:repeated="60"/>
          </chart:series>
          <chart:series chart:style-name="ch9" chart:values-cell-range-address="Sheet1.E2:Sheet1.E61" chart:label-cell-address="Sheet1.E1:Sheet1.E1" chart:class="chart:line">
            <chart:data-point chart:repeated="60"/>
          </chart:series>
          <chart:series chart:style-name="ch10" chart:values-cell-range-address="Sheet1.F2:Sheet1.F61" chart:label-cell-address="Sheet1.F1:Sheet1.F1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 ideal</text:p>
                <draw:g>
                  <svg:desc>Sheet1.C1:Sheet1.C1</svg:desc>
                </draw:g>
              </table:table-cell>
              <table:table-cell office:value-type="string">
                <text:p>V1</text:p>
                <draw:g>
                  <svg:desc>Sheet1.D1:Sheet1.D1</svg:desc>
                </draw:g>
              </table:table-cell>
              <table:table-cell office:value-type="string">
                <text:p>V2</text:p>
                <draw:g>
                  <svg:desc>Sheet1.E1:Sheet1.E1</svg:desc>
                </draw:g>
              </table:table-cell>
              <table:table-cell office:value-type="string">
                <text:p>V3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:Sheet1.B61</svg:desc>
                </draw:g>
              </table:table-cell>
              <table:table-cell office:value-type="float" office:value="12.309">
                <text:p>12.309</text:p>
                <draw:g>
                  <svg:desc>Sheet1.C2:Sheet1.C61</svg:desc>
                </draw:g>
              </table:table-cell>
              <table:table-cell office:value-type="float" office:value="12.23">
                <text:p>12.23</text:p>
                <draw:g>
                  <svg:desc>Sheet1.D2:Sheet1.D61</svg:desc>
                </draw:g>
              </table:table-cell>
              <table:table-cell office:value-type="float" office:value="12.23">
                <text:p>12.23</text:p>
                <draw:g>
                  <svg:desc>Sheet1.E2:Sheet1.E61</svg:desc>
                </draw:g>
              </table:table-cell>
              <table:table-cell office:value-type="float" office:value="12.23">
                <text:p>12.23</text:p>
                <draw:g>
                  <svg:desc>Sheet1.F2:Sheet1.F6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.1543">
                <text:p>6.1543</text:p>
              </table:table-cell>
              <table:table-cell office:value-type="float" office:value="6.0754">
                <text:p>6.0754</text:p>
              </table:table-cell>
              <table:table-cell office:value-type="float" office:value="6.0754">
                <text:p>6.0754</text:p>
              </table:table-cell>
              <table:table-cell office:value-type="float" office:value="6.0754">
                <text:p>6.07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1029">
                <text:p>4.1029</text:p>
              </table:table-cell>
              <table:table-cell office:value-type="float" office:value="4.0235">
                <text:p>4.0235</text:p>
              </table:table-cell>
              <table:table-cell office:value-type="float" office:value="4.0235">
                <text:p>4.0235</text:p>
              </table:table-cell>
              <table:table-cell office:value-type="float" office:value="4.0235">
                <text:p>4.02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0772">
                <text:p>3.0772</text:p>
              </table:table-cell>
              <table:table-cell office:value-type="float" office:value="2.9974">
                <text:p>2.9974</text:p>
              </table:table-cell>
              <table:table-cell office:value-type="float" office:value="2.9974">
                <text:p>2.9974</text:p>
              </table:table-cell>
              <table:table-cell office:value-type="float" office:value="2.9974">
                <text:p>2.997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617">
                <text:p>2.4617</text:p>
              </table:table-cell>
              <table:table-cell office:value-type="float" office:value="2.3815">
                <text:p>2.3815</text:p>
              </table:table-cell>
              <table:table-cell office:value-type="float" office:value="2.3815">
                <text:p>2.3815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0514">
                <text:p>2.0514</text:p>
              </table:table-cell>
              <table:table-cell office:value-type="float" office:value="1.9707">
                <text:p>1.9707</text:p>
              </table:table-cell>
              <table:table-cell office:value-type="float" office:value="1.9707">
                <text:p>1.9707</text:p>
              </table:table-cell>
              <table:table-cell office:value-type="float" office:value="1.9707">
                <text:p>1.970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584">
                <text:p>1.7584</text:p>
              </table:table-cell>
              <table:table-cell office:value-type="float" office:value="1.6772">
                <text:p>1.6772</text:p>
              </table:table-cell>
              <table:table-cell office:value-type="float" office:value="1.6772">
                <text:p>1.6772</text:p>
              </table:table-cell>
              <table:table-cell office:value-type="float" office:value="1.6772">
                <text:p>1.677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386">
                <text:p>1.5386</text:p>
              </table:table-cell>
              <table:table-cell office:value-type="float" office:value="1.4569">
                <text:p>1.4569</text:p>
              </table:table-cell>
              <table:table-cell office:value-type="float" office:value="1.4569">
                <text:p>1.4569</text:p>
              </table:table-cell>
              <table:table-cell office:value-type="float" office:value="1.4569">
                <text:p>1.45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3676">
                <text:p>1.3676</text:p>
              </table:table-cell>
              <table:table-cell office:value-type="float" office:value="1.2854">
                <text:p>1.2854</text:p>
              </table:table-cell>
              <table:table-cell office:value-type="float" office:value="1.2854">
                <text:p>1.2854</text:p>
              </table:table-cell>
              <table:table-cell office:value-type="float" office:value="1.2854">
                <text:p>1.28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309">
                <text:p>1.2309</text:p>
              </table:table-cell>
              <table:table-cell office:value-type="float" office:value="1.1481">
                <text:p>1.1481</text:p>
              </table:table-cell>
              <table:table-cell office:value-type="float" office:value="1.1481">
                <text:p>1.1481</text:p>
              </table:table-cell>
              <table:table-cell office:value-type="float" office:value="1.1481">
                <text:p>1.148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119">
                <text:p>1.119</text:p>
              </table:table-cell>
              <table:table-cell office:value-type="float" office:value="1.0357">
                <text:p>1.0357</text:p>
              </table:table-cell>
              <table:table-cell office:value-type="float" office:value="1.0357">
                <text:p>1.0357</text:p>
              </table:table-cell>
              <table:table-cell office:value-type="float" office:value="1.0357">
                <text:p>1.03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0257">
                <text:p>1.0257</text:p>
              </table:table-cell>
              <table:table-cell office:value-type="float" office:value="0.94192">
                <text:p>0.94192</text:p>
              </table:table-cell>
              <table:table-cell office:value-type="float" office:value="0.94192">
                <text:p>0.94192</text:p>
              </table:table-cell>
              <table:table-cell office:value-type="float" office:value="0.94192">
                <text:p>0.9419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94682">
                <text:p>0.94682</text:p>
              </table:table-cell>
              <table:table-cell office:value-type="float" office:value="0.86245">
                <text:p>0.86245</text:p>
              </table:table-cell>
              <table:table-cell office:value-type="float" office:value="0.86245">
                <text:p>0.86245</text:p>
              </table:table-cell>
              <table:table-cell office:value-type="float" office:value="0.86245">
                <text:p>0.8624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87919">
                <text:p>0.87919</text:p>
              </table:table-cell>
              <table:table-cell office:value-type="float" office:value="0.79424">
                <text:p>0.79424</text:p>
              </table:table-cell>
              <table:table-cell office:value-type="float" office:value="0.79424">
                <text:p>0.79424</text:p>
              </table:table-cell>
              <table:table-cell office:value-type="float" office:value="0.79424">
                <text:p>0.7942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82058">
                <text:p>0.82058</text:p>
              </table:table-cell>
              <table:table-cell office:value-type="float" office:value="0.73503">
                <text:p>0.73503</text:p>
              </table:table-cell>
              <table:table-cell office:value-type="float" office:value="0.73503">
                <text:p>0.73503</text:p>
              </table:table-cell>
              <table:table-cell office:value-type="float" office:value="0.73503">
                <text:p>0.735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6929">
                <text:p>0.76929</text:p>
              </table:table-cell>
              <table:table-cell office:value-type="float" office:value="0.68313">
                <text:p>0.68313</text:p>
              </table:table-cell>
              <table:table-cell office:value-type="float" office:value="0.68313">
                <text:p>0.68313</text:p>
              </table:table-cell>
              <table:table-cell office:value-type="float" office:value="0.68313">
                <text:p>0.6831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404">
                <text:p>0.72404</text:p>
              </table:table-cell>
              <table:table-cell office:value-type="float" office:value="0.63724">
                <text:p>0.63724</text:p>
              </table:table-cell>
              <table:table-cell office:value-type="float" office:value="0.63724">
                <text:p>0.63724</text:p>
              </table:table-cell>
              <table:table-cell office:value-type="float" office:value="0.63724">
                <text:p>0.637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8381">
                <text:p>0.68381</text:p>
              </table:table-cell>
              <table:table-cell office:value-type="float" office:value="0.59636">
                <text:p>0.59636</text:p>
              </table:table-cell>
              <table:table-cell office:value-type="float" office:value="0.59636">
                <text:p>0.59636</text:p>
              </table:table-cell>
              <table:table-cell office:value-type="float" office:value="0.59636">
                <text:p>0.5963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4782">
                <text:p>0.64782</text:p>
              </table:table-cell>
              <table:table-cell office:value-type="float" office:value="0.55969">
                <text:p>0.55969</text:p>
              </table:table-cell>
              <table:table-cell office:value-type="float" office:value="0.55969">
                <text:p>0.55969</text:p>
              </table:table-cell>
              <table:table-cell office:value-type="float" office:value="0.55969">
                <text:p>0.559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1543">
                <text:p>0.61543</text:p>
              </table:table-cell>
              <table:table-cell office:value-type="float" office:value="0.52659">
                <text:p>0.52659</text:p>
              </table:table-cell>
              <table:table-cell office:value-type="float" office:value="0.52659">
                <text:p>0.52659</text:p>
              </table:table-cell>
              <table:table-cell office:value-type="float" office:value="0.52659">
                <text:p>0.5265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58613">
                <text:p>0.58613</text:p>
              </table:table-cell>
              <table:table-cell office:value-type="float" office:value="0.49656">
                <text:p>0.49656</text:p>
              </table:table-cell>
              <table:table-cell office:value-type="float" office:value="0.49656">
                <text:p>0.49656</text:p>
              </table:table-cell>
              <table:table-cell office:value-type="float" office:value="0.49656">
                <text:p>0.4965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55949">
                <text:p>0.55949</text:p>
              </table:table-cell>
              <table:table-cell office:value-type="float" office:value="0.46916">
                <text:p>0.46916</text:p>
              </table:table-cell>
              <table:table-cell office:value-type="float" office:value="0.46916">
                <text:p>0.46916</text:p>
              </table:table-cell>
              <table:table-cell office:value-type="float" office:value="0.46916">
                <text:p>0.469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53516">
                <text:p>0.53516</text:p>
              </table:table-cell>
              <table:table-cell office:value-type="float" office:value="0.44405">
                <text:p>0.44405</text:p>
              </table:table-cell>
              <table:table-cell office:value-type="float" office:value="0.44405">
                <text:p>0.44405</text:p>
              </table:table-cell>
              <table:table-cell office:value-type="float" office:value="0.44405">
                <text:p>0.4440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51286">
                <text:p>0.51286</text:p>
              </table:table-cell>
              <table:table-cell office:value-type="float" office:value="0.42093">
                <text:p>0.42093</text:p>
              </table:table-cell>
              <table:table-cell office:value-type="float" office:value="0.42093">
                <text:p>0.42093</text:p>
              </table:table-cell>
              <table:table-cell office:value-type="float" office:value="0.42093">
                <text:p>0.4209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49235">
                <text:p>0.49235</text:p>
              </table:table-cell>
              <table:table-cell office:value-type="float" office:value="0.39956">
                <text:p>0.39956</text:p>
              </table:table-cell>
              <table:table-cell office:value-type="float" office:value="0.39956">
                <text:p>0.39956</text:p>
              </table:table-cell>
              <table:table-cell office:value-type="float" office:value="0.39956">
                <text:p>0.3995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47341">
                <text:p>0.47341</text:p>
              </table:table-cell>
              <table:table-cell office:value-type="float" office:value="0.37973">
                <text:p>0.37973</text:p>
              </table:table-cell>
              <table:table-cell office:value-type="float" office:value="0.37973">
                <text:p>0.37973</text:p>
              </table:table-cell>
              <table:table-cell office:value-type="float" office:value="0.37973">
                <text:p>0.3797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45588">
                <text:p>0.45588</text:p>
              </table:table-cell>
              <table:table-cell office:value-type="float" office:value="0.36127">
                <text:p>0.36127</text:p>
              </table:table-cell>
              <table:table-cell office:value-type="float" office:value="0.36127">
                <text:p>0.36127</text:p>
              </table:table-cell>
              <table:table-cell office:value-type="float" office:value="0.36127">
                <text:p>0.361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4396">
                <text:p>0.4396</text:p>
              </table:table-cell>
              <table:table-cell office:value-type="float" office:value="0.34401">
                <text:p>0.34401</text:p>
              </table:table-cell>
              <table:table-cell office:value-type="float" office:value="0.34401">
                <text:p>0.34401</text:p>
              </table:table-cell>
              <table:table-cell office:value-type="float" office:value="0.34401">
                <text:p>0.3440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42444">
                <text:p>0.42444</text:p>
              </table:table-cell>
              <table:table-cell office:value-type="float" office:value="0.32782">
                <text:p>0.32782</text:p>
              </table:table-cell>
              <table:table-cell office:value-type="float" office:value="0.32782">
                <text:p>0.32782</text:p>
              </table:table-cell>
              <table:table-cell office:value-type="float" office:value="0.32782">
                <text:p>0.327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1029">
                <text:p>0.41029</text:p>
              </table:table-cell>
              <table:table-cell office:value-type="float" office:value="0.31259">
                <text:p>0.31259</text:p>
              </table:table-cell>
              <table:table-cell office:value-type="float" office:value="0.31259">
                <text:p>0.31259</text:p>
              </table:table-cell>
              <table:table-cell office:value-type="float" office:value="0.31259">
                <text:p>0.3125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39705">
                <text:p>0.39705</text:p>
              </table:table-cell>
              <table:table-cell office:value-type="float" office:value="0.29821">
                <text:p>0.29821</text:p>
              </table:table-cell>
              <table:table-cell office:value-type="float" office:value="0.29821">
                <text:p>0.29821</text:p>
              </table:table-cell>
              <table:table-cell office:value-type="float" office:value="0.29821">
                <text:p>0.2982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8465">
                <text:p>0.38465</text:p>
              </table:table-cell>
              <table:table-cell office:value-type="float" office:value="0.28459">
                <text:p>0.28459</text:p>
              </table:table-cell>
              <table:table-cell office:value-type="float" office:value="0.28459">
                <text:p>0.28459</text:p>
              </table:table-cell>
              <table:table-cell office:value-type="float" office:value="0.28459">
                <text:p>0.2845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37299">
                <text:p>0.37299</text:p>
              </table:table-cell>
              <table:table-cell office:value-type="float" office:value="0.27164">
                <text:p>0.27164</text:p>
              </table:table-cell>
              <table:table-cell office:value-type="float" office:value="0.27164">
                <text:p>0.27164</text:p>
              </table:table-cell>
              <table:table-cell office:value-type="float" office:value="0.27164">
                <text:p>0.2716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36202">
                <text:p>0.36202</text:p>
              </table:table-cell>
              <table:table-cell office:value-type="float" office:value="0.25929">
                <text:p>0.25929</text:p>
              </table:table-cell>
              <table:table-cell office:value-type="float" office:value="0.25929">
                <text:p>0.25929</text:p>
              </table:table-cell>
              <table:table-cell office:value-type="float" office:value="0.25929">
                <text:p>0.2592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35168">
                <text:p>0.35168</text:p>
              </table:table-cell>
              <table:table-cell office:value-type="float" office:value="0.24746">
                <text:p>0.24746</text:p>
              </table:table-cell>
              <table:table-cell office:value-type="float" office:value="0.24746">
                <text:p>0.24746</text:p>
              </table:table-cell>
              <table:table-cell office:value-type="float" office:value="0.24746">
                <text:p>0.2474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4191">
                <text:p>0.34191</text:p>
              </table:table-cell>
              <table:table-cell office:value-type="float" office:value="0.23609">
                <text:p>0.23609</text:p>
              </table:table-cell>
              <table:table-cell office:value-type="float" office:value="0.23609">
                <text:p>0.23609</text:p>
              </table:table-cell>
              <table:table-cell office:value-type="float" office:value="0.23609">
                <text:p>0.2360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3267">
                <text:p>0.33267</text:p>
              </table:table-cell>
              <table:table-cell office:value-type="float" office:value="0.22511">
                <text:p>0.22511</text:p>
              </table:table-cell>
              <table:table-cell office:value-type="float" office:value="0.22511">
                <text:p>0.22511</text:p>
              </table:table-cell>
              <table:table-cell office:value-type="float" office:value="0.22511">
                <text:p>0.2251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32391">
                <text:p>0.32391</text:p>
              </table:table-cell>
              <table:table-cell office:value-type="float" office:value="0.21445">
                <text:p>0.21445</text:p>
              </table:table-cell>
              <table:table-cell office:value-type="float" office:value="0.21445">
                <text:p>0.21445</text:p>
              </table:table-cell>
              <table:table-cell office:value-type="float" office:value="0.21445">
                <text:p>0.2144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1561">
                <text:p>0.31561</text:p>
              </table:table-cell>
              <table:table-cell office:value-type="float" office:value="0.20403">
                <text:p>0.20403</text:p>
              </table:table-cell>
              <table:table-cell office:value-type="float" office:value="0.20403">
                <text:p>0.20403</text:p>
              </table:table-cell>
              <table:table-cell office:value-type="float" office:value="0.20403">
                <text:p>0.204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0772">
                <text:p>0.30772</text:p>
              </table:table-cell>
              <table:table-cell office:value-type="float" office:value="0.19376">
                <text:p>0.19376</text:p>
              </table:table-cell>
              <table:table-cell office:value-type="float" office:value="0.19376">
                <text:p>0.19376</text:p>
              </table:table-cell>
              <table:table-cell office:value-type="float" office:value="0.19376">
                <text:p>0.1937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30021">
                <text:p>0.30021</text:p>
              </table:table-cell>
              <table:table-cell office:value-type="float" office:value="0.18355">
                <text:p>0.18355</text:p>
              </table:table-cell>
              <table:table-cell office:value-type="float" office:value="0.18355">
                <text:p>0.18355</text:p>
              </table:table-cell>
              <table:table-cell office:value-type="float" office:value="0.18355">
                <text:p>0.1835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9306">
                <text:p>0.29306</text:p>
              </table:table-cell>
              <table:table-cell office:value-type="float" office:value="0.17323">
                <text:p>0.17323</text:p>
              </table:table-cell>
              <table:table-cell office:value-type="float" office:value="0.17323">
                <text:p>0.17323</text:p>
              </table:table-cell>
              <table:table-cell office:value-type="float" office:value="0.17323">
                <text:p>0.1732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8625">
                <text:p>0.28625</text:p>
              </table:table-cell>
              <table:table-cell office:value-type="float" office:value="0.16256">
                <text:p>0.16256</text:p>
              </table:table-cell>
              <table:table-cell office:value-type="float" office:value="0.16256">
                <text:p>0.16256</text:p>
              </table:table-cell>
              <table:table-cell office:value-type="float" office:value="0.16256">
                <text:p>0.1625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27974">
                <text:p>0.27974</text:p>
              </table:table-cell>
              <table:table-cell office:value-type="float" office:value="0.15109">
                <text:p>0.15109</text:p>
              </table:table-cell>
              <table:table-cell office:value-type="float" office:value="0.15109">
                <text:p>0.15109</text:p>
              </table:table-cell>
              <table:table-cell office:value-type="float" office:value="0.15109">
                <text:p>0.1510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7353">
                <text:p>0.27353</text:p>
              </table:table-cell>
              <table:table-cell office:value-type="float" office:value="0.076919">
                <text:p>0.076919</text:p>
              </table:table-cell>
              <table:table-cell office:value-type="float" office:value="0.0911">
                <text:p>0.0911</text:p>
              </table:table-cell>
              <table:table-cell office:value-type="float" office:value="0.13751">
                <text:p>0.1375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6758">
                <text:p>0.26758</text:p>
              </table:table-cell>
              <table:table-cell office:value-type="float" office:value="0.072841">
                <text:p>0.072841</text:p>
              </table:table-cell>
              <table:table-cell office:value-type="float" office:value="0.072841">
                <text:p>0.072841</text:p>
              </table:table-cell>
              <table:table-cell office:value-type="float" office:value="0.072841">
                <text:p>0.07284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6189">
                <text:p>0.26189</text:p>
              </table:table-cell>
              <table:table-cell office:value-type="float" office:value="0.070649">
                <text:p>0.070649</text:p>
              </table:table-cell>
              <table:table-cell office:value-type="float" office:value="0.070649">
                <text:p>0.070649</text:p>
              </table:table-cell>
              <table:table-cell office:value-type="float" office:value="0.070649">
                <text:p>0.0706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5643">
                <text:p>0.25643</text:p>
              </table:table-cell>
              <table:table-cell office:value-type="float" office:value="0.069085">
                <text:p>0.069085</text:p>
              </table:table-cell>
              <table:table-cell office:value-type="float" office:value="0.069085">
                <text:p>0.069085</text:p>
              </table:table-cell>
              <table:table-cell office:value-type="float" office:value="0.069085">
                <text:p>0.06908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512">
                <text:p>0.2512</text:p>
              </table:table-cell>
              <table:table-cell office:value-type="float" office:value="0.067855">
                <text:p>0.067855</text:p>
              </table:table-cell>
              <table:table-cell office:value-type="float" office:value="0.067855">
                <text:p>0.067855</text:p>
              </table:table-cell>
              <table:table-cell office:value-type="float" office:value="0.067855">
                <text:p>0.0678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617">
                <text:p>0.24617</text:p>
              </table:table-cell>
              <table:table-cell office:value-type="float" office:value="0.066836">
                <text:p>0.066836</text:p>
              </table:table-cell>
              <table:table-cell office:value-type="float" office:value="0.066836">
                <text:p>0.066836</text:p>
              </table:table-cell>
              <table:table-cell office:value-type="float" office:value="0.066836">
                <text:p>0.06683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4135">
                <text:p>0.24135</text:p>
              </table:table-cell>
              <table:table-cell office:value-type="float" office:value="0.065963">
                <text:p>0.065963</text:p>
              </table:table-cell>
              <table:table-cell office:value-type="float" office:value="0.065963">
                <text:p>0.065963</text:p>
              </table:table-cell>
              <table:table-cell office:value-type="float" office:value="0.065963">
                <text:p>0.06596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3671">
                <text:p>0.23671</text:p>
              </table:table-cell>
              <table:table-cell office:value-type="float" office:value="0.065198">
                <text:p>0.065198</text:p>
              </table:table-cell>
              <table:table-cell office:value-type="float" office:value="0.065198">
                <text:p>0.065198</text:p>
              </table:table-cell>
              <table:table-cell office:value-type="float" office:value="0.065198">
                <text:p>0.06519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3224">
                <text:p>0.23224</text:p>
              </table:table-cell>
              <table:table-cell office:value-type="float" office:value="0.064517">
                <text:p>0.064517</text:p>
              </table:table-cell>
              <table:table-cell office:value-type="float" office:value="0.064517">
                <text:p>0.064517</text:p>
              </table:table-cell>
              <table:table-cell office:value-type="float" office:value="0.064517">
                <text:p>0.06451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22794">
                <text:p>0.22794</text:p>
              </table:table-cell>
              <table:table-cell office:value-type="float" office:value="0.063903">
                <text:p>0.063903</text:p>
              </table:table-cell>
              <table:table-cell office:value-type="float" office:value="0.063903">
                <text:p>0.063903</text:p>
              </table:table-cell>
              <table:table-cell office:value-type="float" office:value="0.063903">
                <text:p>0.06390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2379">
                <text:p>0.22379</text:p>
              </table:table-cell>
              <table:table-cell office:value-type="float" office:value="0.063343">
                <text:p>0.063343</text:p>
              </table:table-cell>
              <table:table-cell office:value-type="float" office:value="0.063343">
                <text:p>0.063343</text:p>
              </table:table-cell>
              <table:table-cell office:value-type="float" office:value="0.063343">
                <text:p>0.06334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2198">
                <text:p>0.2198</text:p>
              </table:table-cell>
              <table:table-cell office:value-type="float" office:value="0.062829">
                <text:p>0.062829</text:p>
              </table:table-cell>
              <table:table-cell office:value-type="float" office:value="0.062829">
                <text:p>0.062829</text:p>
              </table:table-cell>
              <table:table-cell office:value-type="float" office:value="0.062829">
                <text:p>0.06282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21594">
                <text:p>0.21594</text:p>
              </table:table-cell>
              <table:table-cell office:value-type="float" office:value="0.062353">
                <text:p>0.062353</text:p>
              </table:table-cell>
              <table:table-cell office:value-type="float" office:value="0.062353">
                <text:p>0.062353</text:p>
              </table:table-cell>
              <table:table-cell office:value-type="float" office:value="0.062353">
                <text:p>0.06235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21222">
                <text:p>0.21222</text:p>
              </table:table-cell>
              <table:table-cell office:value-type="float" office:value="0.06191">
                <text:p>0.06191</text:p>
              </table:table-cell>
              <table:table-cell office:value-type="float" office:value="0.06191">
                <text:p>0.06191</text:p>
              </table:table-cell>
              <table:table-cell office:value-type="float" office:value="0.06191">
                <text:p>0.0619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20862">
                <text:p>0.20862</text:p>
              </table:table-cell>
              <table:table-cell office:value-type="float" office:value="0.061496">
                <text:p>0.061496</text:p>
              </table:table-cell>
              <table:table-cell office:value-type="float" office:value="0.061496">
                <text:p>0.061496</text:p>
              </table:table-cell>
              <table:table-cell office:value-type="float" office:value="0.061496">
                <text:p>0.0614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0514">
                <text:p>0.20514</text:p>
              </table:table-cell>
              <table:table-cell office:value-type="float" office:value="0.061108">
                <text:p>0.061108</text:p>
              </table:table-cell>
              <table:table-cell office:value-type="float" office:value="0.061108">
                <text:p>0.061108</text:p>
              </table:table-cell>
              <table:table-cell office:value-type="float" office:value="0.061108">
                <text:p>0.061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